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Cxx</text:p>
          </table:table-cell>
          <table:table-cell table:style-name="ce1" office:value-type="string" calcext:value-type="string">
            <text:p>Alternative statt C3216-100nF-50V</text:p>
          </table:table-cell>
          <table:table-cell table:style-name="ce1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u/100v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u/100v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u/100v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00n/100v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00n/100v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u/100v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u/100v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u/100v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u/100v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u/100v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u/100v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1u/100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etrifft Charge vom 4.11.2021, 8 Platinen, die ersten mit Version v21.0.1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4:35:17.277045086</meta:creation-date>
    <dc:date>2021-11-04T16:06:22.822907657</dc:date>
    <meta:editing-duration>PT1H20M43S</meta:editing-duration>
    <meta:editing-cycles>4</meta:editing-cycles>
    <meta:generator>LibreOffice/6.4.7.2$Linux_X86_64 LibreOffice_project/40$Build-2</meta:generator>
    <meta:document-statistic meta:table-count="1" meta:cell-count="39" meta:object-count="0"/>
  </office:meta>
</office:document-meta>
</file>